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  <delta:change-transaction delta:change-id="ct2">
          <delta:change-info>
            <dc:creator>Jane Doe</dc:creator>
            <dc:date>2010-06-24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verlapping change transactions</text:h>
      <text:p text:style-name="Text_20_body">In this sample, a new paragraph will be added below this one. In a subsequent change, the text in between square brackets in it will be deleted.</text:p>
      <text:p text:style-name="Text_20_body" delta:insertion-change-idref="ct1" delta:insertion-type="insert-with-content">This is the new paragraph. [<delta:removed-content delta:removal-change-idref="ct2">Delete this later.</delta:removed-content>] More added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istan Mitchell</meta:initial-creator>
    <meta:creation-date>2010-07-21T11:01:01</meta:creation-date>
    <dc:date>2010-07-21T11:02:56</dc:date>
    <dc:creator>Tristan Mitchell</dc:creator>
    <meta:editing-duration>PT00H01M30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3" meta:word-count="41" meta:character-count="239"/>
  </office:meta>
</office:document-meta>
</file>